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language="fr" fo:country="FR" officeooo:paragraph-rsid="0017581b"/>
    </style:style>
    <style:style style:name="P2" style:family="paragraph" style:parent-style-name="support_5f_texte">
      <style:text-properties fo:language="fr" fo:country="FR" fo:font-weight="bold" officeooo:paragraph-rsid="0017581b" style:font-weight-asian="bold" style:font-weight-complex="bold"/>
    </style:style>
    <style:style style:name="P3" style:family="paragraph" style:parent-style-name="support_5f_texte">
      <style:text-properties fo:language="fr" fo:country="FR" officeooo:paragraph-rsid="0017581b"/>
    </style:style>
    <style:style style:name="P4" style:family="paragraph" style:parent-style-name="support_5f_texte">
      <style:paragraph-properties fo:break-before="page"/>
      <style:text-properties fo:language="fr" fo:country="FR" officeooo:paragraph-rsid="0017581b"/>
    </style:style>
    <style:style style:name="P5" style:family="paragraph" style:parent-style-name="support_5f_code">
      <style:text-properties fo:language="fr" fo:country="FR" officeooo:paragraph-rsid="001758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1" text:outline-level="2"><text:bookmark-start text:name="__RefHeading__18056_320015457"/>- JOINTURES<text:bookmark-end text:name="__RefHeading__18056_320015457"/></text:h>
      <text:p text:style-name="P3"/>
      <text:p text:style-name="P2">## 1 – Les clients résidant en France</text:p>
      <text:p text:style-name="P3"/>
      <text:p text:style-name="P5">SELECT c.nom `Nom`, </text:p>
      <text:p text:style-name="P5">c.prenom `Prénom`, </text:p>
      <text:p text:style-name="P5">c.date_naissance `Date de naissance` </text:p>
      <text:p text:style-name="P5">FROM clients c INNER JOIN villes v </text:p>
      <text:p text:style-name="P5">ON c.cp = v.cp </text:p>
      <text:p text:style-name="P5">INNER JOIN pays p </text:p>
      <text:p text:style-name="P5">ON v.id_pays = p.id_pays </text:p>
      <text:p text:style-name="P5">WHERE UPPER(nom_pays) = 'FRANCE' </text:p>
      <text:p text:style-name="P5">ORDER BY c.nom;</text:p>
      <text:p text:style-name="P3"/>
      <text:p text:style-name="P3">## ou</text:p>
      <text:p text:style-name="P3"/>
      <text:p text:style-name="P5">SELECT c.nom `Nom`, </text:p>
      <text:p text:style-name="P5">c.prenom `Prénom`, </text:p>
      <text:p text:style-name="P5">c.date_naissance `Date de naissance`</text:p>
      <text:p text:style-name="P5">FROM clients c <text:span text:style-name="T1">NATURAL</text:span> <text:span text:style-name="T1">JOIN</text:span> villes v </text:p>
      <text:p text:style-name="P5"><text:span text:style-name="T1">NATURAL</text:span> <text:span text:style-name="T1">JOIN</text:span> pays p </text:p>
      <text:p text:style-name="P5">WHERE UPPER(nom_pays) = 'FRANCE' </text:p>
      <text:p text:style-name="P5">ORDER BY c.nom;</text:p>
      <text:p text:style-name="P3"/>
      <text:p text:style-name="P3"/>
      <text:p text:style-name="P3"/>
      <text:p text:style-name="P2">## 2- Les buveurs d'Evian</text:p>
      <text:p text:style-name="P3"/>
      <text:p text:style-name="P5">SELECT DISTINCT c.prenom `Prénom`, </text:p>
      <text:p text:style-name="P5">c.nom `Nom`, </text:p>
      <text:p text:style-name="P5">c.id_client `ID` </text:p>
      <text:p text:style-name="P5">FROM clients c INNER JOIN cdes cd </text:p>
      <text:p text:style-name="P5">ON c.id_client = cd.id_client </text:p>
      <text:p text:style-name="P5">INNER JOIN ligcdes l </text:p>
      <text:p text:style-name="P5">ON cd.id_cde = l.id_cde </text:p>
      <text:p text:style-name="P5">INNER JOIN produits p </text:p>
      <text:p text:style-name="P5">ON l.id_produit = p.id_produit </text:p>
      <text:p text:style-name="P5">WHERE UPPER(designation) = 'EVIAN';</text:p>
      <text:p text:style-name="P3"/>
      <text:p text:style-name="P3">## ou</text:p>
      <text:p text:style-name="P3"/>
      <text:p text:style-name="P5">SELECT DISTINCT c.prenom `Prénom`, </text:p>
      <text:p text:style-name="P5">c.nom `Nom`, </text:p>
      <text:p text:style-name="P5">c.id_client `ID` </text:p>
      <text:p text:style-name="P5">FROM clients c NATURAL JOIN cdes cd </text:p>
      <text:p text:style-name="P5">NATURAL JOIN ligcdes l </text:p>
      <text:p text:style-name="P5">NATURAL JOIN produits p </text:p>
      <text:p text:style-name="P5">WHERE UPPER(designation) = 'EVIAN';</text:p>
      <text:p text:style-name="P3"/>
      <text:p text:style-name="P4"/>
      <text:p text:style-name="P2">## 3 – Affichez la liste des clients avec les dates de naissance francisées en utilisant la table des mois en français.</text:p>
      <text:p text:style-name="P3"/>
      <text:p text:style-name="P5">SELECT nom `Nom`, </text:p>
      <text:p text:style-name="P5">prenom `Prénom`, </text:p>
      <text:p text:style-name="P5">date_naissance `Naissance`,</text:p>
      <text:p text:style-name="P5">CONCAT(DAY(date_naissance), ' ' , </text:p>
      <text:p text:style-name="P5">LOWER(mois.nom_mois) , ' ' , YEAR(date_naissance)) `En français`</text:p>
      <text:p text:style-name="P5">FROM clients INNER JOIN mois</text:p>
      <text:p text:style-name="P5">ON mois.num_mois = MONTH(date_naissance);</text:p>
      <text:p text:style-name="P3"/>
      <text:p text:style-name="P3"/>
      <text:p text:style-name="P3"/>
      <text:p text:style-name="P2">## Sans la table des mois :</text:p>
      <text:p text:style-name="P3"/>
      <text:p text:style-name="P5">-- Permettra, pour la session, d'afficher les noms en français</text:p>
      <text:p text:style-name="P5"/>
      <text:p text:style-name="P5">SET lc_time_names = 'fr_FR';</text:p>
      <text:p text:style-name="P3"/>
      <text:p text:style-name="P3"/>
      <text:p text:style-name="P5">SELECT nom `Nom`, </text:p>
      <text:p text:style-name="P5">prenom `Prénom`, </text:p>
      <text:p text:style-name="P5">date_naissance `Naissance`, </text:p>
      <text:p text:style-name="P5">CONCAT(DAY(date_naissance), ' ', </text:p>
      <text:p text:style-name="P5">MONTHNAME(date_naissance) , ' ',</text:p>
      <text:p text:style-name="P5">YEAR(date_naissance)) `En français` </text:p>
      <text:p text:style-name="P5">FROM clients;</text:p>
      <text:p text:style-name="P3"/>
      <text:p text:style-name="P4"/>
      <text:p text:style-name="P2"># Liste des produits jamais commandés</text:p>
      <text:p text:style-name="P3"/>
      <text:p text:style-name="P5">SELECT p.id_produit, p.designation</text:p>
      <text:p text:style-name="P5">FROM produits p <text:span text:style-name="T2">LEFT JOIN</text:span> ligcdes l</text:p>
      <text:p text:style-name="P5">ON p.id_produit = l.id_produit</text:p>
      <text:p text:style-name="P5">WHERE l.qte IS NULL;</text:p>
      <text:p text:style-name="P3"/>
      <text:p text:style-name="P3"/>
      <text:p text:style-name="P3"/>
      <text:p text:style-name="P2"># Liste des produits qui n'ont pas été commandés cette année</text:p>
      <text:p text:style-name="P3"/>
      <text:p text:style-name="P5">SELECT p.id_produit, p.designation</text:p>
      <text:p text:style-name="P5">FROM produits p</text:p>
      <text:p text:style-name="P5">WHERE p.id_produit <text:span text:style-name="T2">NOT IN</text:span></text:p>
      <text:p text:style-name="P5">(SELECT DISTINCT p.id_produit</text:p>
      <text:p text:style-name="P5">FROM produits p JOIN ligcdes l JOIN cdes cd</text:p>
      <text:p text:style-name="P5">ON p.id_produit = l.id_produit</text:p>
      <text:p text:style-name="P5">AND l.id_cde = cd.id_cde</text:p>
      <text:p text:style-name="P5">WHERE YEAR(date_cde) = YEAR(NOW()))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left="1.016cm" fo:margin-right="0cm" fo:margin-top="0.423cm" fo:margin-bottom="0.106cm" loext:contextual-spacing="false" fo:text-indent="-1.016cm" style:auto-text-indent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99pt solid #80808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5:55:45.740000000</meta:creation-date>
    <dc:date>2020-08-28T15:56:03.783000000</dc:date>
    <meta:editing-duration>PT18S</meta:editing-duration>
    <meta:editing-cycles>1</meta:editing-cycles>
    <meta:document-statistic meta:table-count="0" meta:image-count="0" meta:object-count="0" meta:page-count="3" meta:paragraph-count="70" meta:word-count="304" meta:character-count="2019" meta:non-whitespace-character-count="1747"/>
    <meta:generator>LibreOffice/6.2.4.2$Windows_X86_64 LibreOffice_project/2412653d852ce75f65fbfa83fb7e7b669a126d64</meta:generator>
  </office:meta>
</office:document-meta>
</file>